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4953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9154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6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6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5">11/25/2025</text:date>, <text:time>22:5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5T22:58:03.15</dc:date>
    <meta:generator>OpenOffice/4.1.16$Win32 OpenOffice.org_project/4116m3$Build-9816</meta:generator>
    <meta:editing-duration>P1DT11H2M40S</meta:editing-duration>
    <meta:editing-cycles>215</meta:editing-cycles>
    <meta:document-statistic meta:table-count="16" meta:cell-count="1411" meta:object-count="0"/>
  </office:meta>
</office:document-meta>
</file>